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ed3" officeooo:paragraph-rsid="000f4ed3"/>
    </style:style>
    <style:style style:name="P2" style:family="paragraph" style:parent-style-name="Standard">
      <style:paragraph-properties fo:text-align="start" style:justify-single-word="false"/>
      <style:text-properties officeooo:rsid="0010fa1c" officeooo:paragraph-rsid="0010fa1c"/>
    </style:style>
    <style:style style:name="P3" style:family="paragraph" style:parent-style-name="Standard">
      <style:paragraph-properties fo:text-align="center" style:justify-single-word="false"/>
      <style:text-properties officeooo:rsid="0010fa1c" officeooo:paragraph-rsid="0010fa1c"/>
    </style:style>
    <style:style style:name="P4" style:family="paragraph" style:parent-style-name="Standard">
      <style:paragraph-properties fo:text-align="start" style:justify-single-word="false"/>
      <style:text-properties officeooo:rsid="0011c0e7" officeooo:paragraph-rsid="0011c0e7"/>
    </style:style>
    <style:style style:name="P5" style:family="paragraph" style:parent-style-name="Standard">
      <style:paragraph-properties fo:text-align="start" style:justify-single-word="false"/>
      <style:text-properties officeooo:rsid="0012c95d" officeooo:paragraph-rsid="0012c95d"/>
    </style:style>
    <style:style style:name="P6" style:family="paragraph" style:parent-style-name="Standard">
      <style:paragraph-properties fo:text-align="start" style:justify-single-word="false"/>
      <style:text-properties officeooo:rsid="00142bbf" officeooo:paragraph-rsid="00142bbf"/>
    </style:style>
    <style:style style:name="P7" style:family="paragraph" style:parent-style-name="Standard">
      <style:paragraph-properties fo:text-align="start" style:justify-single-word="false"/>
      <style:text-properties officeooo:rsid="0015fbaf" officeooo:paragraph-rsid="0015fbaf"/>
    </style:style>
    <style:style style:name="P8" style:family="paragraph" style:parent-style-name="Standard">
      <style:paragraph-properties fo:text-align="start" style:justify-single-word="false"/>
      <style:text-properties officeooo:rsid="00165e58" officeooo:paragraph-rsid="00165e58"/>
    </style:style>
    <style:style style:name="P9" style:family="paragraph" style:parent-style-name="Standard">
      <style:paragraph-properties fo:text-align="start" style:justify-single-word="false"/>
      <style:text-properties officeooo:rsid="00188081" officeooo:paragraph-rsid="00188081"/>
    </style:style>
    <style:style style:name="T1" style:family="text">
      <style:text-properties officeooo:rsid="0012c95d"/>
    </style:style>
    <style:style style:name="T2" style:family="text">
      <style:text-properties officeooo:rsid="00142bbf"/>
    </style:style>
    <style:style style:name="T3" style:family="text">
      <style:text-properties officeooo:rsid="00179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</text:p>
      <text:p text:style-name="P1"/>
      <text:p text:style-name="P1"/>
      <text:p text:style-name="P3"/>
      <text:p text:style-name="P2">page d’accueil</text:p>
      <text:p text:style-name="P2"/>
      <text:p text:style-name="P5">en tête commun à toute les pages avec « mes projets », «  a propos », « me contacter », <text:span text:style-name="T2">le bouton pour passer en dark mode</text:span>.</text:p>
      <text:p text:style-name="P5"/>
      <text:p text:style-name="P6">Pied de page avec le formulaire de contact.</text:p>
      <text:p text:style-name="P2"/>
      <text:p text:style-name="P4">« Mes projets » redirige vers les cards des projets réalisé jusqu’à ce jour (plus bas sur la page)</text:p>
      <text:p text:style-name="P4"/>
      <text:p text:style-name="P4">« a propos » redirige <text:span text:style-name="T1">vers une autre page contenant divers information</text:span></text:p>
      <text:p text:style-name="P4"/>
      <text:p text:style-name="P4">« <text:span text:style-name="T2">me contacter » redirige vers le formulaire en bas de page</text:span></text:p>
      <text:p text:style-name="P7"/>
      <text:p text:style-name="P7">Cliquer sur un projet ouvre la card de celui-ci afin d’avoir plus de détails dessus. Sur cette page on y retrouvera les technologie utilisé pour réaliser ce projet, la mission qui m’a été demandé de realiser</text:p>
      <text:p text:style-name="P7"/>
      <text:p text:style-name="P8">dans la page « a propos » on retrouveras des informations me concernant comme les langages <text:span text:style-name="T3">(JS, CSS...)</text:span>, <text:span text:style-name="T3">les frameworks (React), ainsi que les divers technologie en rapport</text:span> <text:span text:style-name="T3">et</text:span> mon parcours. (un onglet CV ? )</text:p>
      <text:p text:style-name="P4"/>
      <text:p text:style-name="P4"/>
      <text:p text:style-name="P4"/>
      <text:p text:style-name="P4"/>
      <text:p text:style-name="P6">Police : Helvetica sans serif</text:p>
      <text:p text:style-name="P6"/>
      <text:p text:style-name="P7">Couleur : Noir et blanc</text:p>
      <text:p text:style-name="P7"/>
      <text:p text:style-name="P9">M.E.R.N stack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7T10:02:28.586000000</meta:creation-date>
    <dc:date>2023-09-07T18:03:13.585000000</dc:date>
    <meta:editing-duration>PT3H39M33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2" meta:word-count="165" meta:character-count="899" meta:non-whitespace-character-count="745"/>
  </office:meta>
</office:document-meta>
</file>